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7</text:p>
          </table:table-cell>
          <table:table-cell table:number-columns-repeated="2" office:value-type="float" office:value="3">
            <text:p>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9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5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4</text:p>
          </table:table-cell>
          <table:table-cell table:number-columns-repeated="2" office:value-type="float" office:value="3">
            <text:p>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4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59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60</text:p>
          </table:table-cell>
          <table:table-cell table:number-columns-repeated="2" office:value-type="float" office:value="3">
            <text:p>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63</text:p>
          </table:table-cell>
          <table:table-cell table:number-columns-repeated="2" office:value-type="float" office:value="3">
            <text:p>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64</text:p>
          </table:table-cell>
          <table:table-cell table:number-columns-repeated="2"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76</text:p>
          </table:table-cell>
          <table:table-cell office:value-type="string">
            <text:p>L00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0077</text:p>
          </table:table-cell>
          <table:table-cell office:value-type="string">
            <text:p>L0066</text:p>
          </table:table-cell>
          <table:table-cell table:number-columns-repeated="2" office:value-type="float" office:value="3">
            <text:p>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0078</text:p>
          </table:table-cell>
          <table:table-cell office:value-type="string">
            <text:p>L00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79</text:p>
          </table:table-cell>
          <table:table-cell office:value-type="string">
            <text:p>L006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C0080</text:p>
          </table:table-cell>
          <table:table-cell office:value-type="string">
            <text:p>L0069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81</text:p>
          </table:table-cell>
          <table:table-cell office:value-type="string">
            <text:p>L00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</table:table-row>
        <table:table-row table:style-name="ro1" table:number-rows-repeated="65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45121951219512">
            <text:p>3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283">
            <text:p>28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34S</meta:editing-duration>
    <meta:editing-cycles>4</meta:editing-cycles>
    <meta:generator>OpenOffice/4.0.1$Win32 OpenOffice.org_project/401m5$Build-9714</meta:generator>
    <dc:date>2015-04-18T16:59:21.92</dc:date>
    <dc:creator>adrien haegel</dc:creator>
    <meta:document-statistic meta:table-count="3" meta:cell-count="422" meta:object-count="0"/>
    <meta:user-defined meta:name="Info 1"/>
    <meta:user-defined meta:name="Info 2"/>
    <meta:user-defined meta:name="Info 3"/>
    <meta:user-defined meta:name="Info 4"/>
  </office:meta>
</office:document-meta>
</file>